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5.563cm"/>
    </style:style>
    <style:style style:name="co3" style:family="table-column">
      <style:table-column-properties fo:break-before="auto" style:column-width="1.36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6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Sheet2.$A$1:.$A$9])" table:allow-empty-cell="true" table:display-list="unsorted" table:base-cell-address="occupations.D2">
          <table:error-message table:message-type="stop" table:display="true"/>
        </table:content-validation>
      </table:content-validations>
      <table:table table:name="occup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occupation</text:p>
          </table:table-cell>
          <table:table-cell office:value-type="string" calcext:value-type="string">
            <text:p>effectif</text:p>
          </table:table-cell>
          <table:table-cell office:value-type="string" calcext:value-type="string">
            <text:p>clas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athematics</text:p>
          </table:table-cell>
          <table:table-cell office:value-type="float" office:value="96" calcext:value-type="float">
            <text:p>96</text:p>
          </table:table-cell>
          <table:table-cell table:content-validation-name="val1" office:value-type="string" calcext:value-type="string">
            <text:p>ma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tronomy</text:p>
          </table:table-cell>
          <table:table-cell office:value-type="float" office:value="84" calcext:value-type="float">
            <text:p>84</text:p>
          </table:table-cell>
          <table:table-cell table:content-validation-name="val1" office:value-type="string" calcext:value-type="string">
            <text:p>astr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thematician</text:p>
          </table:table-cell>
          <table:table-cell office:value-type="float" office:value="63" calcext:value-type="float">
            <text:p>63</text:p>
          </table:table-cell>
          <table:table-cell table:content-validation-name="val1" office:value-type="string" calcext:value-type="string">
            <text:p>mat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stronomer</text:p>
          </table:table-cell>
          <table:table-cell office:value-type="float" office:value="32" calcext:value-type="float">
            <text:p>32</text:p>
          </table:table-cell>
          <table:table-cell table:content-validation-name="val1" office:value-type="string" calcext:value-type="string">
            <text:p>astr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hysics</text:p>
          </table:table-cell>
          <table:table-cell office:value-type="float" office:value="20" calcext:value-type="float">
            <text:p>20</text:p>
          </table:table-cell>
          <table:table-cell table:content-validation-name="val1" office:value-type="string" calcext:value-type="string">
            <text:p>phil_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hysicist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phil_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strologer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astr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edicine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me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strology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astr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atural philosophy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phil_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hysician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phil_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eometry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math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heology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re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hilosopher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phil_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artography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g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esuit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re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ngineering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g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atural history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phil_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echanics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eography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phil_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istorian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phil_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avigation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g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otanist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phil_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iology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phil_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lchemy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autre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urisprudence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autres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ptics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phil_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eology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phil_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hilosophy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phil_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usic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ing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ydraulics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ing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aw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autre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urveying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ing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cientist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phil_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uthor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phil_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rchitecture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ing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rofessor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autre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artographer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ing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ranslator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phil_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eacher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phil_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ysticism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rel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heologian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rel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usic theorist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math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ranslation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phil_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olitics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autres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Naturalist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phil_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oral philosophy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phil_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onk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rel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issionary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rel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rigonometry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math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ypography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ing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Watchmaker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ing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ining engineer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ing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Writer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phil_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ilitary Engineering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ing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Mughal Empire</text:p>
          </table:table-cell>
          <table:table-cell office:value-type="float" office:value="1" calcext:value-type="float">
            <text:p>1</text:p>
          </table:table-cell>
          <table:table-cell table:content-validation-name="val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oldier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autres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Nautical science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ing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olitician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autres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olitical economy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phil_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oet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phil_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hysiologist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phil_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riest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rel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Meteorologist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phil_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rivate collection</text:p>
          </table:table-cell>
          <table:table-cell office:value-type="float" office:value="1" calcext:value-type="float">
            <text:p>1</text:p>
          </table:table-cell>
          <table:table-cell table:content-validation-name="val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Regent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autres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Religion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rel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atristics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rel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Parliament of Ireland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autres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ainting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autres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enaissance Humanism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phil_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Renaissance humanist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phil_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Ornithology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phil_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Riobamba</text:p>
          </table:table-cell>
          <table:table-cell office:value-type="float" office:value="1" calcext:value-type="float">
            <text:p>1</text:p>
          </table:table-cell>
          <table:table-cell table:content-validation-name="val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Officer of arms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autres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Occult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autres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Metereology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phil_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Alchemist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autres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Metaphysic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phil_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Economics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phil_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Dialectologist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phil_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Deputy (legislator)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autres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Demography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phil_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Cosmographer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phil_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Conics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math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hronology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phil_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Chronobiology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phil_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Choreographer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autres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Chemistry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phil_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hemist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phil_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Canon law of the Catholic Church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rel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adastre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ing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Cadastral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ing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Brewing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ing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Botany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phil_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Artist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autres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Architectural theory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phil_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Architect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ing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Archdeacon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rel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Apothecary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med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Antiquary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phil_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Antiquarian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phil_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Anatomy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phil_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Diplomat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autres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Educator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autres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Metallurgy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ing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Electricity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ing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Medical practitioner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med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Mathematical analysis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math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Maidservant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autres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Magnetism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autres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Linguist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phil_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Landlord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autres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Jurist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phil_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Ichthyology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phil_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Humanist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phil_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Humanism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phil_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Hot air ballooning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ing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Horologist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ing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History of mathematics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phil_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Hermeticism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autres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Herbalism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med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Graphics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ing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Geophysics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phil_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Geographer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phil_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Franciscan priest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rel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Farmer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autres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Explorer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autres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Experimental physics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phil_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Engineer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ing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Zoologist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phil_2</text:p>
          </table:table-cell>
        </table:table-row>
      </table:table>
      <table:table table:name="Sheet2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math</text:p>
          </table:table-cell>
          <table:table-cell office:value-type="string" calcext:value-type="string">
            <text:p>Mathématiques</text:p>
          </table:table-cell>
        </table:table-row>
        <table:table-row table:style-name="ro1">
          <table:table-cell office:value-type="string" calcext:value-type="string">
            <text:p>astron</text:p>
          </table:table-cell>
          <table:table-cell office:value-type="string" calcext:value-type="string">
            <text:p>Astronomie</text:p>
          </table:table-cell>
        </table:table-row>
        <table:table-row table:style-name="ro1">
          <table:table-cell office:value-type="string" calcext:value-type="string">
            <text:p>phil_1</text:p>
          </table:table-cell>
          <table:table-cell office:value-type="string" calcext:value-type="string">
            <text:p>Philosophie et autres sciences humaines</text:p>
          </table:table-cell>
        </table:table-row>
        <table:table-row table:style-name="ro1">
          <table:table-cell office:value-type="string" calcext:value-type="string">
            <text:p>phil_2</text:p>
          </table:table-cell>
          <table:table-cell office:value-type="string" calcext:value-type="string">
            <text:p>Physique et autres sciences naturelles</text:p>
          </table:table-cell>
        </table:table-row>
        <table:table-row table:style-name="ro1">
          <table:table-cell office:value-type="string" calcext:value-type="string">
            <text:p>astrol</text:p>
          </table:table-cell>
          <table:table-cell office:value-type="string" calcext:value-type="string">
            <text:p>Astrologie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Médecine, pharmacologie, etc.</text:p>
          </table:table-cell>
        </table:table-row>
        <table:table-row table:style-name="ro1">
          <table:table-cell office:value-type="string" calcext:value-type="string">
            <text:p>rel</text:p>
          </table:table-cell>
          <table:table-cell office:value-type="string" calcext:value-type="string">
            <text:p>Religieux, théologiens, etc.</text:p>
          </table:table-cell>
        </table:table-row>
        <table:table-row table:style-name="ro1">
          <table:table-cell office:value-type="string" calcext:value-type="string">
            <text:p>ing</text:p>
          </table:table-cell>
          <table:table-cell office:value-type="string" calcext:value-type="string">
            <text:p>Ingéniérie et sciences appliquées</text:p>
          </table:table-cell>
        </table:table-row>
        <table:table-row table:style-name="ro1">
          <table:table-cell office:value-type="string" calcext:value-type="string">
            <text:p>autres</text:p>
          </table:table-cell>
          <table:table-cell office:value-type="string" calcext:value-type="string">
            <text:p>Politique, occultisme, et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2">00/00/0000</text:date>, <text:time style:data-style-name="N2" text:time-value="14:19:11.2620850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4-02T21:05:46.181300097</dc:date>
    <meta:editing-duration>PT17H20M36S</meta:editing-duration>
    <meta:editing-cycles>13</meta:editing-cycles>
    <meta:document-statistic meta:table-count="2" meta:cell-count="542" meta:object-count="0"/>
  </office:meta>
</office:document-meta>
</file>